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K</mi>
      <mrow>
        <mspace width="2em"/>
        <mo stretchy="false">=</mo>
        <mspace width="2em"/>
      </mrow>
      <mfrac>
        <mrow>
          <mrow>
            <mo stretchy="false">−</mo>
            <mi mathvariant="normal">Δ</mi>
          </mrow>
          <mi>p</mi>
        </mrow>
        <mrow>
          <mmultiscripts>
            <mspace width="0.5em"/>
            <mprescripts/>
            <none/>
            <mstyle mathsize="120%">
              <mrow>
                <mi mathvariant="normal">Δ</mi>
                <mi>V</mi>
              </mrow>
            </mstyle>
          </mmultiscripts>
          <mstyle mathsize="120%">
            <mrow>
              <mspace width="0.5em"/>
              <mo stretchy="false">/</mo>
              <mspace width="0.5em"/>
            </mrow>
          </mstyle>
          <msub>
            <mspace width="0.5em"/>
            <mstyle mathsize="120%">
              <msub>
                <mi>V</mi>
                <mn>0</mn>
              </msub>
            </mstyle>
          </msub>
        </mrow>
      </mfrac>
      <mrow>
        <mspace width="2em"/>
        <mo stretchy="false">=</mo>
        <mrow>
          <mspace width="2em"/>
          <mo stretchy="false">−</mo>
          <mspace width="0.5em"/>
        </mrow>
      </mrow>
      <mfrac>
        <mrow>
          <msub>
            <mi>V</mi>
            <mn>0</mn>
          </msub>
          <mspace width="0.5em"/>
          <mi mathvariant="normal">Δ</mi>
          <mi>p</mi>
        </mrow>
        <mrow>
          <mi mathvariant="normal">Δ</mi>
          <mi>V</mi>
        </mrow>
      </mfrac>
    </mrow>
    <annotation encoding="StarMath 5.0">K ~=~ {- %DELTA p} over {` lsup{size*1.2 {%DELTA V}} size*1.2 {`/`} ` _{size*1.2 V _0}} 
~=~ - ` {V _0 ` %DELTA p} over {%DELTA V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3:42:08.769000000</meta:creation-date>
    <dc:date>2015-03-16T13:51:39.600000000</dc:date>
    <meta:editing-duration>PT9M30S</meta:editing-duration>
    <meta:editing-cycles>1</meta:editing-cycles>
    <meta:generator>LibreOffice/4.3.4.1$Windows_x86 LibreOffice_project/bc356b2f991740509f321d70e4512a6a54c5f243</meta:generator>
  </office:meta>
</office:document-meta>
</file>